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Console" svg:font-family="'Lucida Console', Monaco, monospace"/>
    <style:font-face style:name="Palatino Linotype" svg:font-family="'Palatino Linotype', Palatino, Georgia, 'Century Schoolbook', serif"/>
    <style:font-face style:name="Verdana" svg:font-family="Verdan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2722in" table:align="left"/>
    </style:style>
    <style:style style:name="Table1.A" style:family="table-column">
      <style:table-column-properties style:column-width="3.0007in"/>
    </style:style>
    <style:style style:name="Table1.B" style:family="table-column">
      <style:table-column-properties style:column-width="5.2715in"/>
    </style:style>
    <style:style style:name="Table1.A1" style:family="table-cell">
      <style:table-cell-properties style:vertical-align="middle" fo:background-color="#c0c0c0" fo:padding="0.0194in" fo:border="none">
        <style:background-image/>
      </style:table-cell-properties>
    </style:style>
    <style:style style:name="Table1.A2" style:family="table-cell">
      <style:table-cell-properties style:vertical-align="middle" fo:background-color="#eeeeee" fo:padding="0.0194in" fo:border="none">
        <style:background-image/>
      </style:table-cell-properties>
    </style:style>
    <style:style style:name="P1" style:family="paragraph" style:parent-style-name="Preformatted_20_Text">
      <loext:graphic-properties draw:fill="solid" draw:fill-color="#efefef" draw:opacity="100%"/>
      <style:paragraph-properties fo:orphans="2" fo:widows="2" fo:background-color="#efefef"/>
      <style:text-properties fo:font-variant="normal" fo:text-transform="none" fo:color="#000000" style:font-name="Liberation Sans" fo:font-size="11pt" fo:letter-spacing="normal" fo:font-style="normal" fo:font-weight="normal" style:font-size-asian="11pt" style:font-size-complex="11pt"/>
    </style:style>
    <style:style style:name="P2" style:family="paragraph" style:parent-style-name="Preformatted_20_Text">
      <loext:graphic-properties draw:fill="solid" draw:fill-color="#efefef" draw:opacity="100%"/>
      <style:paragraph-properties fo:orphans="2" fo:widows="2" fo:background-color="#efefef"/>
      <style:text-properties fo:font-variant="normal" fo:text-transform="none" fo:color="#000000" style:font-name="Liberation Sans" fo:font-size="11pt" fo:letter-spacing="normal" fo:font-style="normal" fo:font-weight="bold" style:font-size-asian="11pt" style:font-size-complex="11pt"/>
    </style:style>
    <style:style style:name="P3" style:family="paragraph" style:parent-style-name="Preformatted_20_Text">
      <loext:graphic-properties draw:fill="solid" draw:fill-color="#efefef" draw:opacity="100%"/>
      <style:paragraph-properties fo:orphans="2" fo:widows="2" fo:background-color="#efefef"/>
      <style:text-properties fo:font-variant="normal" fo:text-transform="none" fo:color="#000000" style:font-name="Liberation Sans" fo:font-size="11pt" fo:letter-spacing="normal" style:font-size-asian="11pt" style:font-size-complex="11pt"/>
    </style:style>
    <style:style style:name="P4" style:family="paragraph" style:parent-style-name="Preformatted_20_Text">
      <loext:graphic-properties draw:fill="solid" draw:fill-color="#8fbc8f" draw:opacity="100%"/>
      <style:paragraph-properties fo:orphans="2" fo:widows="2" fo:background-color="#8fbc8f"/>
      <style:text-properties fo:font-variant="normal" fo:text-transform="none" fo:color="#ffffff" style:font-name="Liberation Sans" fo:font-size="11pt" fo:letter-spacing="normal" fo:font-style="normal" fo:font-weight="normal" style:font-size-asian="11pt" style:font-size-complex="11pt"/>
    </style:style>
    <style:style style:name="P5" style:family="paragraph" style:parent-style-name="Preformatted_20_Text">
      <loext:graphic-properties draw:fill="solid" draw:fill-color="#837a67" draw:opacity="100%"/>
      <style:paragraph-properties fo:orphans="2" fo:widows="2" fo:background-color="#837a67"/>
      <style:text-properties fo:font-variant="normal" fo:text-transform="none" fo:color="#ffffff" style:font-name="Liberation Sans" fo:font-size="11pt" fo:letter-spacing="normal" fo:font-style="normal" fo:font-weight="normal" style:font-size-asian="11pt" style:font-size-complex="11pt"/>
    </style:style>
    <style:style style:name="P6" style:family="paragraph" style:parent-style-name="Preformatted_20_Text">
      <loext:graphic-properties draw:fill="solid" draw:fill-color="#837a67" draw:opacity="100%"/>
      <style:paragraph-properties fo:orphans="2" fo:widows="2" fo:background-color="#837a67"/>
      <style:text-properties fo:font-variant="normal" fo:text-transform="none" fo:color="#ffffff" style:font-name="Liberation Sans" fo:font-size="11pt" fo:letter-spacing="normal" style:font-size-asian="11pt" style:font-size-complex="11pt"/>
    </style:style>
    <style:style style:name="P7" style:family="paragraph" style:parent-style-name="Preformatted_20_Text">
      <loext:graphic-properties draw:fill="solid" draw:fill-color="#efefef" draw:opacity="100%"/>
      <style:paragraph-properties fo:orphans="2" fo:widows="2" fo:background-color="#efefef"/>
      <style:text-properties style:font-name="Liberation Sans" fo:font-size="11pt" style:font-size-asian="11pt" style:font-size-complex="11pt"/>
    </style:style>
    <style:style style:name="P8" style:family="paragraph" style:parent-style-name="Preformatted_20_Text">
      <loext:graphic-properties draw:fill="solid" draw:fill-color="#837a67" draw:opacity="100%"/>
      <style:paragraph-properties fo:orphans="2" fo:widows="2" fo:background-color="#837a67"/>
      <style:text-properties style:font-name="Liberation Sans" fo:font-size="11pt" style:font-size-asian="11pt" style:font-size-complex="11pt"/>
    </style:style>
    <style:style style:name="P9" style:family="paragraph" style:parent-style-name="Preformatted_20_Text">
      <loext:graphic-properties draw:fill="solid" draw:fill-color="#efefef" draw:opacity="100%"/>
      <style:paragraph-properties fo:margin-top="0in" fo:margin-bottom="0.1965in" loext:contextual-spacing="false" fo:orphans="2" fo:widows="2" fo:background-color="#efefef"/>
      <style:text-properties fo:font-variant="normal" fo:text-transform="none" fo:color="#000000" style:font-name="Liberation Sans" fo:font-size="11pt" fo:letter-spacing="normal" fo:font-style="normal" fo:font-weight="normal" style:font-size-asian="11pt" style:font-size-complex="11pt"/>
    </style:style>
    <style:style style:name="P10" style:family="paragraph" style:parent-style-name="Preformatted_20_Text">
      <loext:graphic-properties draw:fill="solid" draw:fill-color="#efefef" draw:opacity="100%"/>
      <style:paragraph-properties fo:margin-top="0in" fo:margin-bottom="0.1965in" loext:contextual-spacing="false" fo:orphans="2" fo:widows="2" fo:background-color="#efefef"/>
      <style:text-properties fo:font-variant="normal" fo:text-transform="none" fo:color="#000000" style:font-name="Liberation Sans" fo:font-size="11pt" fo:letter-spacing="normal" style:font-size-asian="11pt" style:font-size-complex="11pt"/>
    </style:style>
    <style:style style:name="P11" style:family="paragraph" style:parent-style-name="Preformatted_20_Text">
      <loext:graphic-properties draw:fill="solid" draw:fill-color="#8fbc8f" draw:opacity="100%"/>
      <style:paragraph-properties fo:margin-top="0in" fo:margin-bottom="0.1965in" loext:contextual-spacing="false" fo:orphans="2" fo:widows="2" fo:background-color="#8fbc8f"/>
      <style:text-properties fo:font-variant="normal" fo:text-transform="none" fo:color="#ffffff" style:font-name="Liberation Sans" fo:font-size="11pt" fo:letter-spacing="normal" fo:font-style="normal" fo:font-weight="normal" style:font-size-asian="11pt" style:font-size-complex="11pt"/>
    </style:style>
    <style:style style:name="P12" style:family="paragraph" style:parent-style-name="Preformatted_20_Text">
      <loext:graphic-properties draw:fill="solid" draw:fill-color="#837a67" draw:opacity="100%"/>
      <style:paragraph-properties fo:margin-top="0in" fo:margin-bottom="0.1965in" loext:contextual-spacing="false" fo:orphans="2" fo:widows="2" fo:background-color="#837a67"/>
      <style:text-properties fo:font-variant="normal" fo:text-transform="none" fo:color="#ffffff" style:font-name="Liberation Sans" fo:font-size="11pt" fo:letter-spacing="normal" fo:font-style="normal" fo:font-weight="normal" style:font-size-asian="11pt" style:font-size-complex="11pt"/>
    </style:style>
    <style:style style:name="P13" style:family="paragraph" style:parent-style-name="Preformatted_20_Text">
      <loext:graphic-properties draw:fill="solid" draw:fill-color="#8fbc8f" draw:opacity="100%"/>
      <style:paragraph-properties fo:margin-left="0in" fo:margin-right="0in" fo:margin-top="0in" fo:margin-bottom="0.1965in" loext:contextual-spacing="false" fo:orphans="2" fo:widows="2" fo:text-indent="0in" style:auto-text-indent="false" fo:background-color="#8fbc8f"/>
      <style:text-properties fo:font-variant="normal" fo:text-transform="none" fo:color="#ffffff" style:font-name="Liberation Sans" fo:font-size="11pt" fo:letter-spacing="normal" fo:font-style="normal" fo:font-weight="normal" style:font-size-asian="11pt" style:font-size-complex="11pt"/>
    </style:style>
    <style:style style:name="P14" style:family="paragraph" style:parent-style-name="Preformatted_20_Text">
      <loext:graphic-properties draw:fill="solid" draw:fill-color="#837a67" draw:opacity="100%"/>
      <style:paragraph-properties fo:margin-left="0in" fo:margin-right="0in" fo:margin-top="0in" fo:margin-bottom="0.1965in" loext:contextual-spacing="false" fo:orphans="2" fo:widows="2" fo:text-indent="0in" style:auto-text-indent="false" fo:background-color="#837a67"/>
      <style:text-properties fo:font-variant="normal" fo:text-transform="none" fo:color="#ffffff" style:font-name="Liberation Sans" fo:font-size="11pt" fo:letter-spacing="normal" fo:font-style="normal" fo:font-weight="normal" style:font-size-asian="11pt" style:font-size-complex="11pt"/>
    </style:style>
    <style:style style:name="P15" style:family="paragraph" style:parent-style-name="Preformatted_20_Text">
      <loext:graphic-properties draw:fill="solid" draw:fill-color="#efefef" draw:opacity="100%"/>
      <style:paragraph-properties fo:margin-left="0in" fo:margin-right="0in" fo:orphans="2" fo:widows="2" fo:text-indent="0in" style:auto-text-indent="false" fo:background-color="#efefef"/>
      <style:text-properties fo:font-variant="normal" fo:text-transform="none" fo:color="#000000" style:font-name="Liberation Sans" fo:font-size="11pt" fo:letter-spacing="normal" fo:font-style="normal" fo:font-weight="normal" style:font-size-asian="11pt" style:font-size-complex="11pt"/>
    </style:style>
    <style:style style:name="P16" style:family="paragraph" style:parent-style-name="Preformatted_20_Text">
      <loext:graphic-properties draw:fill="solid" draw:fill-color="#efefef" draw:opacity="100%"/>
      <style:paragraph-properties fo:margin-left="0in" fo:margin-right="0in" fo:orphans="2" fo:widows="2" fo:text-indent="0in" style:auto-text-indent="false" fo:background-color="#efefef"/>
      <style:text-properties fo:font-variant="normal" fo:text-transform="none" fo:color="#000000" style:font-name="Liberation Sans" fo:font-size="11pt" fo:letter-spacing="normal" style:font-size-asian="11pt" style:font-size-complex="11pt"/>
    </style:style>
    <style:style style:name="P17" style:family="paragraph" style:parent-style-name="Preformatted_20_Text">
      <loext:graphic-properties draw:fill="solid" draw:fill-color="#8fbc8f" draw:opacity="100%"/>
      <style:paragraph-properties fo:margin-left="0in" fo:margin-right="0in" fo:orphans="2" fo:widows="2" fo:text-indent="0in" style:auto-text-indent="false" fo:background-color="#8fbc8f"/>
      <style:text-properties fo:font-variant="normal" fo:text-transform="none" fo:color="#ffffff" style:font-name="Liberation Sans" fo:font-size="11pt" fo:letter-spacing="normal" fo:font-style="normal" fo:font-weight="normal" style:font-size-asian="11pt" style:font-size-complex="11pt"/>
    </style:style>
    <style:style style:name="P18" style:family="paragraph" style:parent-style-name="Preformatted_20_Text">
      <loext:graphic-properties draw:fill="solid" draw:fill-color="#837a67" draw:opacity="100%"/>
      <style:paragraph-properties fo:margin-left="0in" fo:margin-right="0in" fo:orphans="2" fo:widows="2" fo:text-indent="0in" style:auto-text-indent="false" fo:background-color="#837a67"/>
      <style:text-properties fo:font-variant="normal" fo:text-transform="none" fo:color="#ffffff" style:font-name="Liberation Sans" fo:font-size="11pt" fo:letter-spacing="normal" fo:font-style="normal" fo:font-weight="normal" style:font-size-asian="11pt" style:font-size-complex="11pt"/>
    </style:style>
    <style:style style:name="P19" style:family="paragraph" style:parent-style-name="Preformatted_20_Text">
      <loext:graphic-properties draw:fill="solid" draw:fill-color="#8fbc8f" draw:opacity="100%"/>
      <style:paragraph-properties fo:margin-left="0in" fo:margin-right="0in" fo:margin-top="0in" fo:margin-bottom="0in" loext:contextual-spacing="false" fo:text-indent="0in" style:auto-text-indent="false" fo:background-color="#8fbc8f"/>
      <style:text-properties fo:color="#ffffff" style:font-name="Liberation Sans" fo:font-size="11pt" style:font-size-asian="11pt" style:font-size-complex="11pt"/>
    </style:style>
    <style:style style:name="P20" style:family="paragraph" style:parent-style-name="Preformatted_20_Text">
      <loext:graphic-properties draw:fill="solid" draw:fill-color="#efefef" draw:opacity="100%"/>
      <style:paragraph-properties fo:margin-left="0in" fo:margin-right="0in" fo:margin-top="0in" fo:margin-bottom="0in" loext:contextual-spacing="false" fo:text-indent="0in" style:auto-text-indent="false" fo:background-color="#efefef"/>
      <style:text-properties fo:color="#000000" style:font-name="Liberation Sans" fo:font-size="11pt" style:font-size-asian="11pt" style:font-size-complex="11pt"/>
    </style:style>
    <style:style style:name="P21" style:family="paragraph" style:parent-style-name="Preformatted_20_Text">
      <loext:graphic-properties draw:fill="solid" draw:fill-color="#8fbc8f" draw:opacity="100%"/>
      <style:paragraph-properties fo:margin-top="0in" fo:margin-bottom="0in" loext:contextual-spacing="false" fo:background-color="#8fbc8f"/>
      <style:text-properties fo:color="#ffffff" style:font-name="Liberation Sans" fo:font-size="11pt" style:font-size-asian="11pt" style:font-size-complex="11pt"/>
    </style:style>
    <style:style style:name="P22" style:family="paragraph" style:parent-style-name="Preformatted_20_Text">
      <loext:graphic-properties draw:fill="solid" draw:fill-color="#efefef" draw:opacity="100%"/>
      <style:paragraph-properties fo:margin-top="0in" fo:margin-bottom="0in" loext:contextual-spacing="false" fo:background-color="#efefef"/>
    </style:style>
    <style:style style:name="P23" style:family="paragraph" style:parent-style-name="Preformatted_20_Text">
      <loext:graphic-properties draw:fill="solid" draw:fill-color="#efefef" draw:opacity="100%"/>
      <style:paragraph-properties fo:margin-top="0in" fo:margin-bottom="0in" loext:contextual-spacing="false" fo:background-color="#efefef"/>
      <style:text-properties fo:color="#000000" style:font-name="Liberation Sans" fo:font-size="11pt" style:font-size-asian="11pt" style:font-size-complex="11pt"/>
    </style:style>
    <style:style style:name="P24" style:family="paragraph" style:parent-style-name="Preformatted_20_Text">
      <loext:graphic-properties draw:fill="solid" draw:fill-color="#8fbc8f" draw:opacity="100%"/>
      <style:paragraph-properties fo:margin-top="0in" fo:margin-bottom="0in" loext:contextual-spacing="false" fo:background-color="#8fbc8f"/>
      <style:text-properties style:font-name="Liberation Sans" fo:font-size="11pt" style:font-size-asian="11pt" style:font-size-complex="11pt"/>
    </style:style>
    <style:style style:name="P25" style:family="paragraph" style:parent-style-name="Preformatted_20_Text">
      <loext:graphic-properties draw:fill="solid" draw:fill-color="#efefef" draw:opacity="100%"/>
      <style:paragraph-properties fo:margin-top="0in" fo:margin-bottom="0in" loext:contextual-spacing="false" fo:background-color="#efefef"/>
      <style:text-properties style:font-name="Liberation Sans" fo:font-size="11pt" style:font-size-asian="11pt" style:font-size-complex="11pt"/>
    </style:style>
    <style:style style:name="P26" style:family="paragraph" style:parent-style-name="Standard">
      <style:text-properties style:font-name="Liberation Sans" fo:font-size="11pt" style:font-size-asian="11pt" style:font-size-complex="11pt"/>
    </style:style>
    <style:style style:name="P27" style:family="paragraph" style:parent-style-name="Text_20_body" style:list-style-name="L1">
      <style:paragraph-properties fo:orphans="2" fo:widows="2"/>
    </style:style>
    <style:style style:name="P28" style:family="paragraph" style:parent-style-name="Text_20_body" style:list-style-name="L3">
      <style:paragraph-properties fo:orphans="2" fo:widows="2"/>
    </style:style>
    <style:style style:name="P29" style:family="paragraph" style:parent-style-name="Text_20_body" style:list-style-name="L4">
      <style:paragraph-properties fo:orphans="2" fo:widows="2"/>
    </style:style>
    <style:style style:name="P30" style:family="paragraph" style:parent-style-name="Text_20_body" style:list-style-name="L2">
      <style:paragraph-properties fo:orphans="2" fo:widows="2"/>
      <style:text-properties fo:font-variant="normal" fo:text-transform="none" fo:color="#000000" style:font-name="Liberation Sans" fo:font-size="11pt" fo:letter-spacing="normal" fo:font-style="normal" fo:font-weight="normal" style:font-size-asian="11pt" style:font-size-complex="11pt"/>
    </style:style>
    <style:style style:name="P31" style:family="paragraph" style:parent-style-name="Text_20_body">
      <style:paragraph-properties fo:margin-left="0in" fo:margin-right="0in" fo:orphans="2" fo:widows="2" fo:text-indent="0in" style:auto-text-indent="false"/>
    </style:style>
    <style:style style:name="P32" style:family="paragraph" style:parent-style-name="Text_20_body">
      <style:paragraph-properties fo:margin-left="0in" fo:margin-right="0in" fo:orphans="2" fo:widows="2" fo:text-indent="0in" style:auto-text-indent="false"/>
      <style:text-properties fo:font-variant="normal" fo:text-transform="none" fo:color="#000000" style:font-name="Liberation Sans" fo:font-size="11pt" fo:letter-spacing="normal" fo:font-style="normal" fo:font-weight="normal" style:font-size-asian="11pt" style:font-size-complex="11pt"/>
    </style:style>
    <style:style style:name="P33" style:family="paragraph" style:parent-style-name="Text_20_body" style:list-style-name="L1">
      <style:paragraph-properties fo:margin-top="0in" fo:margin-bottom="0in" loext:contextual-spacing="false" fo:orphans="2" fo:widows="2"/>
    </style:style>
    <style:style style:name="P34" style:family="paragraph" style:parent-style-name="Text_20_body" style:list-style-name="L3">
      <style:paragraph-properties fo:margin-top="0in" fo:margin-bottom="0in" loext:contextual-spacing="false" fo:orphans="2" fo:widows="2"/>
    </style:style>
    <style:style style:name="P35" style:family="paragraph" style:parent-style-name="Text_20_body" style:list-style-name="L4">
      <style:paragraph-properties fo:margin-top="0in" fo:margin-bottom="0in" loext:contextual-spacing="false" fo:orphans="2" fo:widows="2"/>
    </style:style>
    <style:style style:name="P36" style:family="paragraph" style:parent-style-name="Text_20_body" style:list-style-name="L2">
      <style:paragraph-properties fo:margin-top="0in" fo:margin-bottom="0in" loext:contextual-spacing="false" fo:orphans="2" fo:widows="2"/>
      <style:text-properties fo:font-variant="normal" fo:text-transform="none" fo:color="#000000" style:font-name="Liberation Sans" fo:font-size="11pt" fo:letter-spacing="normal" fo:font-style="normal" fo:font-weight="normal" style:font-size-asian="11pt" style:font-size-complex="11pt"/>
    </style:style>
    <style:style style:name="P37" style:family="paragraph" style:parent-style-name="Heading_20_2">
      <loext:graphic-properties draw:fill="solid" draw:fill-color="#ffffff" draw:opacity="100%"/>
      <style:paragraph-properties fo:margin-left="0in" fo:margin-right="0in" fo:orphans="2" fo:widows="2" fo:text-indent="0in" style:auto-text-indent="false" fo:background-color="#ffffff"/>
      <style:text-properties fo:font-variant="normal" fo:text-transform="none" fo:color="#000000" style:font-name="Liberation Sans" fo:font-size="11pt" fo:letter-spacing="normal" fo:font-style="normal" style:font-size-asian="11pt" style:font-size-complex="11pt"/>
    </style:style>
    <style:style style:name="P38" style:family="paragraph" style:parent-style-name="Heading_20_1">
      <style:text-properties fo:font-variant="normal" fo:text-transform="none" fo:color="#000000" style:font-name="Liberation Sans" fo:font-size="11pt" fo:letter-spacing="normal" fo:font-style="normal" style:font-size-asian="11pt" style:font-size-complex="11pt"/>
    </style:style>
    <style:style style:name="P39" style:family="paragraph" style:parent-style-name="Table_20_Heading">
      <style:text-properties fo:color="#000000" style:font-name="Liberation Sans" fo:font-size="11pt" style:font-size-asian="11pt" style:font-size-complex="11pt"/>
    </style:style>
    <style:style style:name="T1" style:family="text">
      <style:text-properties fo:font-style="normal" fo:font-weight="normal"/>
    </style:style>
    <style:style style:name="T2" style:family="text">
      <style:text-properties fo:font-style="normal" fo:font-weight="bold"/>
    </style:style>
    <style:style style:name="T3" style:family="text">
      <style:text-properties fo:color="#000000"/>
    </style:style>
    <style:style style:name="T4" style:family="text">
      <style:text-properties fo:color="#000000" fo:font-size="11pt" style:font-size-asian="11pt" style:font-size-complex="11pt"/>
    </style:style>
    <style:style style:name="T5" style:family="text">
      <style:text-properties fo:color="#000000" style:font-name="Liberation Sans" fo:font-size="11pt" style:font-size-asian="11pt" style:font-size-complex="11pt"/>
    </style:style>
    <style:style style:name="T6" style:family="text">
      <style:text-properties fo:font-variant="normal" fo:text-transform="none" fo:color="#000000" style:font-name="Palatino Linotype" fo:font-size="14pt" fo:letter-spacing="normal" fo:font-style="normal" fo:font-weight="normal"/>
    </style:style>
    <style:style style:name="T7" style:family="text">
      <style:text-properties fo:font-variant="normal" fo:text-transform="none" fo:color="#000000" style:font-name="Palatino Linotype" fo:font-size="14pt" fo:letter-spacing="normal" fo:font-style="normal" fo:font-weight="normal" fo:background-color="#efefef" loext:char-shading-value="0"/>
    </style:style>
    <style:style style:name="T8" style:family="text">
      <style:text-properties fo:font-variant="normal" fo:text-transform="none" fo:color="#000000" style:font-name="Palatino Linotype" fo:font-size="10pt" fo:letter-spacing="normal" fo:font-style="normal" fo:font-weight="normal"/>
    </style:style>
    <style:style style:name="T9" style:family="text">
      <style:text-properties fo:font-variant="normal" fo:text-transform="none" fo:color="#000000" style:font-name="Palatino Linotype" fo:letter-spacing="normal" fo:font-style="normal" fo:font-weight="normal"/>
    </style:style>
    <style:style style:name="T10" style:family="text">
      <style:text-properties fo:font-variant="normal" fo:text-transform="none" fo:color="#000000" style:font-name="Palatino Linotype" fo:letter-spacing="normal" fo:font-style="normal" fo:font-weight="normal" fo:background-color="#efefef" loext:char-shading-value="0"/>
    </style:style>
    <style:style style:name="T11" style:family="text">
      <style:text-properties fo:font-variant="normal" fo:text-transform="none" fo:color="#000000" style:font-name="Palatino Linotype" fo:font-size="11pt" fo:letter-spacing="normal" fo:font-style="normal" fo:font-weight="normal" style:font-size-asian="11pt" style:font-size-complex="11pt"/>
    </style:style>
    <style:style style:name="T12" style:family="text">
      <style:text-properties fo:font-variant="normal" fo:text-transform="none" fo:color="#000000" style:font-name="Palatino Linotype" fo:font-size="11pt" fo:letter-spacing="normal" fo:font-style="normal" fo:font-weight="normal" fo:background-color="#efefef" loext:char-shading-value="0" style:font-size-asian="11pt" style:font-size-complex="11pt"/>
    </style:style>
    <style:style style:name="T13" style:family="text">
      <style:text-properties fo:font-variant="normal" fo:text-transform="none" fo:color="#000000" style:font-name="Lucida Console" fo:font-size="14pt" fo:letter-spacing="normal" fo:font-style="normal" fo:font-weight="normal"/>
    </style:style>
    <style:style style:name="T14" style:family="text">
      <style:text-properties fo:font-variant="normal" fo:text-transform="none" fo:color="#000000" style:font-name="Lucida Console" fo:letter-spacing="normal" fo:font-style="normal" fo:font-weight="normal"/>
    </style:style>
    <style:style style:name="T15" style:family="text">
      <style:text-properties fo:font-variant="normal" fo:text-transform="none" fo:color="#000000" style:font-name="Lucida Console" fo:font-size="11pt" fo:letter-spacing="normal" fo:font-style="normal" fo:font-weight="normal" style:font-size-asian="11pt" style:font-size-complex="11pt"/>
    </style:style>
    <style:style style:name="T16" style:family="text">
      <style:text-properties fo:font-variant="normal" fo:text-transform="none" fo:color="#000000" style:font-name="Verdana" fo:font-size="14pt" fo:letter-spacing="normal" fo:font-style="normal" fo:font-weight="normal"/>
    </style:style>
    <style:style style:name="T17" style:family="text">
      <style:text-properties fo:font-variant="normal" fo:text-transform="none" fo:color="#000000" style:font-name="Verdana" fo:letter-spacing="normal" fo:font-style="normal" fo:font-weight="normal"/>
    </style:style>
    <style:style style:name="T18" style:family="text">
      <style:text-properties fo:font-variant="normal" fo:text-transform="none" fo:color="#000000" style:font-name="Verdana" fo:font-size="11pt" fo:letter-spacing="normal" fo:font-style="normal" fo:font-weight="normal" style:font-size-asian="11pt" style:font-size-complex="11pt"/>
    </style:style>
    <style:style style:name="T19" style:family="text">
      <style:text-properties fo:font-variant="normal" fo:text-transform="none" fo:color="#000000" fo:font-size="11pt" fo:letter-spacing="normal" fo:font-style="normal" fo:font-weight="normal" style:font-size-asian="11pt" style:font-size-complex="11pt"/>
    </style:style>
    <style:style style:name="T20" style:family="text">
      <style:text-properties fo:font-variant="normal" fo:text-transform="none" fo:color="#000000" fo:font-size="11pt" fo:letter-spacing="normal" fo:font-style="normal" fo:font-weight="normal" fo:background-color="#efefef" loext:char-shading-value="0" style:font-size-asian="11pt" style:font-size-complex="11pt"/>
    </style:style>
    <style:style style:name="T21" style:family="text">
      <style:text-properties fo:font-variant="normal" fo:text-transform="none" fo:color="#000000" style:font-name="Liberation Sans" fo:font-size="11pt" fo:letter-spacing="normal" fo:font-style="normal" fo:font-weight="normal" style:font-size-asian="11pt" style:font-size-complex="11pt"/>
    </style:style>
    <style:style style:name="T22" style:family="text">
      <style:text-properties fo:font-variant="normal" fo:text-transform="none" fo:color="#000000" style:font-name="Liberation Sans" fo:font-size="11pt" fo:letter-spacing="normal" fo:font-style="normal" fo:font-weight="normal" fo:background-color="#efefef" loext:char-shading-value="0" style:font-size-asian="11pt" style:font-size-complex="11pt"/>
    </style:style>
    <style:style style:name="T23" style:family="text">
      <style:text-properties fo:font-variant="normal" fo:text-transform="none" fo:color="#ffffff" style:font-name="Palatino Linotype" fo:font-size="14pt" fo:letter-spacing="normal" fo:font-style="normal" fo:font-weight="normal" fo:background-color="#8fbc8f" loext:char-shading-value="0"/>
    </style:style>
    <style:style style:name="T24" style:family="text">
      <style:text-properties fo:font-variant="normal" fo:text-transform="none" fo:color="#ffffff" style:font-name="Palatino Linotype" fo:letter-spacing="normal" fo:font-style="normal" fo:font-weight="normal" fo:background-color="#8fbc8f" loext:char-shading-value="0"/>
    </style:style>
    <style:style style:name="T25" style:family="text">
      <style:text-properties fo:font-variant="normal" fo:text-transform="none" fo:color="#ffffff" style:font-name="Palatino Linotype" fo:font-size="11pt" fo:letter-spacing="normal" fo:font-style="normal" fo:font-weight="normal" fo:background-color="#8fbc8f" loext:char-shading-value="0" style:font-size-asian="11pt" style:font-size-complex="11pt"/>
    </style:style>
    <style:style style:name="T26" style:family="text">
      <style:text-properties fo:font-variant="normal" fo:text-transform="none" fo:color="#ffffff" fo:font-size="11pt" fo:letter-spacing="normal" fo:font-style="normal" fo:font-weight="normal" fo:background-color="#8fbc8f" loext:char-shading-value="0" style:font-size-asian="11pt" style:font-size-complex="11pt"/>
    </style:style>
    <style:style style:name="T27" style:family="text">
      <style:text-properties fo:font-variant="normal" fo:text-transform="none" fo:color="#ffffff" style:font-name="Liberation Sans" fo:font-size="11pt" fo:letter-spacing="normal" fo:font-style="normal" fo:font-weight="normal" fo:background-color="#8fbc8f" loext:char-shading-value="0" style:font-size-asian="11pt" style:font-size-complex="11pt"/>
    </style:style>
    <style:style style:name="T28" style:family="text">
      <style:text-properties fo:font-weight="bold"/>
    </style:style>
    <style:style style:name="T29" style:family="text">
      <style:text-properties fo:color="#0000ff" fo:font-style="normal" fo:font-weight="bold"/>
    </style:style>
    <style:style style:name="T30" style:family="text">
      <style:text-properties fo:color="#0000ff" fo:font-weight="bold"/>
    </style:style>
    <style:style style:name="T31" style:family="text">
      <style:text-properties fo:color="#ff0000" fo:font-style="normal"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utorial: Hello World with Apache Ant</text:h>
      <text:p text:style-name="P31"><text:span text:style-name="T21">This document provides a step by step tutorial for starting Java programming with Apache Ant. It does </text:span><text:span text:style-name="Strong_20_Emphasis"><text:span text:style-name="T21">not</text:span></text:span><text:span text:style-name="T21"> contain deeper knowledge about Java or Ant. This tutorial has the goal to let you see, how to do the easiest steps in Ant.</text:span></text:p>
      <text:h text:style-name="P37" text:outline-level="2">Content</text:h>
      <text:list xml:id="list2390185716" text:style-name="L1">
        <text:list-item>
          <text:p text:style-name="P33"><text:a xlink:type="simple" xlink:href="https://ant.apache.org/manual/tutorial-HelloWorldWithAnt.html#prepare" text:style-name="Internet_20_link" text:visited-style-name="Visited_20_Internet_20_Link"><text:span text:style-name="T21">Preparing the project</text:span></text:a></text:p>
        </text:list-item>
        <text:list-item>
          <text:p text:style-name="P33"><text:a xlink:type="simple" xlink:href="https://ant.apache.org/manual/tutorial-HelloWorldWithAnt.html#four-steps" text:style-name="Internet_20_link" text:visited-style-name="Visited_20_Internet_20_Link"><text:span text:style-name="T21">Four steps to a running application</text:span></text:a></text:p>
        </text:list-item>
        <text:list-item>
          <text:p text:style-name="P33"><text:a xlink:type="simple" xlink:href="https://ant.apache.org/manual/tutorial-HelloWorldWithAnt.html#enhance" text:style-name="Internet_20_link" text:visited-style-name="Visited_20_Internet_20_Link"><text:span text:style-name="T21">Enhance the build file</text:span></text:a></text:p>
        </text:list-item>
        <text:list-item>
          <text:p text:style-name="P33"><text:a xlink:type="simple" xlink:href="https://ant.apache.org/manual/tutorial-HelloWorldWithAnt.html#ext-libs" text:style-name="Internet_20_link" text:visited-style-name="Visited_20_Internet_20_Link"><text:span text:style-name="T21">Using external libraries</text:span></text:a></text:p>
        </text:list-item>
        <text:list-item>
          <text:p text:style-name="P27"><text:a xlink:type="simple" xlink:href="https://ant.apache.org/manual/tutorial-HelloWorldWithAnt.html#resources" text:style-name="Internet_20_link" text:visited-style-name="Visited_20_Internet_20_Link"><text:span text:style-name="T21">Resources</text:span></text:a></text:p>
        </text:list-item>
      </text:list>
      <text:h text:style-name="P37" text:outline-level="2"><text:bookmark text:name="prepare"/>Preparing the project</text:h>
      <text:p text:style-name="P31"><text:span text:style-name="T21">We want to separate the source from the generated files, so our Java source files will be in </text:span><text:span text:style-name="Example"><text:span text:style-name="T21">src</text:span></text:span><text:span text:style-name="T21"> folder. All generated files should be under </text:span><text:span text:style-name="Example"><text:span text:style-name="T21">build</text:span></text:span><text:span text:style-name="T21">, and there split into several subdirectories for the individual steps: </text:span><text:span text:style-name="Example"><text:span text:style-name="T21">classes</text:span></text:span><text:span text:style-name="T21"> for our compiled files and </text:span><text:span text:style-name="Example"><text:span text:style-name="T21">jar</text:span></text:span><text:span text:style-name="T21"> for our own JAR-file.</text:span></text:p>
      <text:p text:style-name="P31"><text:span text:style-name="T21">We have to create only the </text:span><text:span text:style-name="Example"><text:span text:style-name="T21">src</text:span></text:span><text:span text:style-name="T21"> directory. (Because I am working on Windows, here is the Windows syntax—translate to your shell):</text:span></text:p>
      <text:p text:style-name="P13">md src</text:p>
      <text:p text:style-name="P31"><text:span text:style-name="T21">The following simple Java class just prints a fixed message out to STDOUT, so just write this code into </text:span><text:span text:style-name="Example"><text:span text:style-name="T21">src\oata\HelloWorld.java</text:span></text:span><text:span text:style-name="T21">.</text:span></text:p>
      <text:p text:style-name="P15">package oata;</text:p>
      <text:p text:style-name="P7"/>
      <text:p text:style-name="P1">public class HelloWorld {</text:p>
      <text:p text:style-name="P3"><text:s text:c="4"/><text:span text:style-name="T1">public static void main(String[] args) {</text:span></text:p>
      <text:p text:style-name="P3"><text:s text:c="8"/><text:span text:style-name="T1">System.out.println("Hello World");</text:span></text:p>
      <text:p text:style-name="P3"><text:s text:c="4"/><text:span text:style-name="T1">}</text:span></text:p>
      <text:p text:style-name="P9">}</text:p>
      <text:p text:style-name="P32">Now just try to compile and run that:</text:p>
      <text:p text:style-name="P17">md build\classes</text:p>
      <text:p text:style-name="P4">javac -sourcepath src -d build\classes src\oata\HelloWorld.java</text:p>
      <text:p text:style-name="P11">java -cp build\classes oata.HelloWorld</text:p>
      <text:p text:style-name="P32">which will result in</text:p>
      <text:p text:style-name="P14">Hello World</text:p>
      <text:p text:style-name="P31"><text:span text:style-name="T21">Creating a jar-file is not very difficult. But creating a </text:span><text:span text:style-name="Emphasis"><text:span text:style-name="T21">startable</text:span></text:span><text:span text:style-name="T21"> jar-file needs more steps: create a manifest-file containing the start class, creating the target directory and archiving the files.</text:span></text:p>
      <text:p text:style-name="P17">echo Main-Class: oata.HelloWorld&gt;myManifest</text:p>
      <text:p text:style-name="P4">md build\jar</text:p>
      <text:p text:style-name="P4">jar cfm build\jar\HelloWorld.jar myManifest -C build\classes .</text:p>
      <text:p text:style-name="P11">java -jar build\jar\HelloWorld.jar</text:p>
      <text:p text:style-name="P31"><text:span text:style-name="Strong_20_Emphasis"><text:span text:style-name="T21">Note</text:span></text:span><text:span text:style-name="T21">: Do not have blanks around the &gt;-sign in the </text:span><text:span text:style-name="User_20_Entry"><text:span text:style-name="T27">echo Main-Class</text:span></text:span><text:span text:style-name="T21"> instruction because it would falsify it!</text:span></text:p>
      <text:h text:style-name="P37" text:outline-level="2"><text:bookmark text:name="four-steps"/><text:soft-page-break/>Four steps to a running application</text:h>
      <text:p text:style-name="P31"><text:span text:style-name="T21">After finishing the Java-only step we have to think about our build process. We </text:span><text:span text:style-name="Emphasis"><text:span text:style-name="T21">have</text:span></text:span><text:span text:style-name="T21"> to compile our code, otherwise we couldn't start the program. Oh—</text:span><text:span text:style-name="q"><text:span text:style-name="T21">start</text:span></text:span><text:span text:style-name="T21">—yes, we could provide a target for that. We </text:span><text:span text:style-name="Emphasis"><text:span text:style-name="T21">should</text:span></text:span><text:span text:style-name="T21"> package our application. Now it's only one class—but if you want to provide a download, no one would download several hundreds files ... (think about a complex Swing GUI—so let us create a jar file. A startable jar file would be nice ... And it's a good practise to have a </text:span><text:span text:style-name="q"><text:span text:style-name="T21">clean</text:span></text:span><text:span text:style-name="T21"> target, which deletes all the generated stuff. Many failures could be solved just by a "clean build".</text:span></text:p>
      <text:p text:style-name="P31"><text:span text:style-name="T21">By default Ant uses </text:span><text:span text:style-name="Example"><text:span text:style-name="T21">build.xml</text:span></text:span><text:span text:style-name="T21"> as the name for a buildfile, so our </text:span><text:span text:style-name="Example"><text:span text:style-name="T21">.\build.xml</text:span></text:span><text:span text:style-name="T21"> would be:</text:span></text:p>
      <text:p text:style-name="P15">&lt;project&gt;</text:p>
      <text:p text:style-name="P7"/>
      <text:p text:style-name="P3"><text:s text:c="4"/><text:span text:style-name="T1">&lt;target name="clean"&gt;</text:span></text:p>
      <text:p text:style-name="P3"><text:s text:c="8"/><text:span text:style-name="T1">&lt;delete dir="build"/&gt;</text:span></text:p>
      <text:p text:style-name="P3"><text:s text:c="4"/><text:span text:style-name="T1">&lt;/target&gt;</text:span></text:p>
      <text:p text:style-name="P7"/>
      <text:p text:style-name="P3"><text:s text:c="4"/><text:span text:style-name="T1">&lt;target name="compile"&gt;</text:span></text:p>
      <text:p text:style-name="P3"><text:s text:c="8"/><text:span text:style-name="T1">&lt;mkdir dir="build/classes"/&gt;</text:span></text:p>
      <text:p text:style-name="P3"><text:s text:c="8"/><text:span text:style-name="T1">&lt;javac srcdir="src" destdir="build/classes"/&gt;</text:span></text:p>
      <text:p text:style-name="P3"><text:s text:c="4"/><text:span text:style-name="T1">&lt;/target&gt;</text:span></text:p>
      <text:p text:style-name="P7"/>
      <text:p text:style-name="P3"><text:s text:c="4"/><text:span text:style-name="T1">&lt;target name="jar"&gt;</text:span></text:p>
      <text:p text:style-name="P3"><text:s text:c="8"/><text:span text:style-name="T1">&lt;mkdir dir="build/jar"/&gt;</text:span></text:p>
      <text:p text:style-name="P3"><text:s text:c="8"/><text:span text:style-name="T1">&lt;jar destfile="build/jar/HelloWorld.jar" basedir="build/classes"&gt;</text:span></text:p>
      <text:p text:style-name="P3"><text:s text:c="12"/><text:span text:style-name="T1">&lt;manifest&gt;</text:span></text:p>
      <text:p text:style-name="P3"><text:s text:c="16"/><text:span text:style-name="T1">&lt;attribute name="Main-Class" value="oata.HelloWorld"/&gt;</text:span></text:p>
      <text:p text:style-name="P3"><text:s text:c="12"/><text:span text:style-name="T1">&lt;/manifest&gt;</text:span></text:p>
      <text:p text:style-name="P3"><text:s text:c="8"/><text:span text:style-name="T1">&lt;/jar&gt;</text:span></text:p>
      <text:p text:style-name="P3"><text:s text:c="4"/><text:span text:style-name="T1">&lt;/target&gt;</text:span></text:p>
      <text:p text:style-name="P7"/>
      <text:p text:style-name="P3"><text:s text:c="4"/><text:span text:style-name="T1">&lt;target name="run"&gt;</text:span></text:p>
      <text:p text:style-name="P3"><text:s text:c="8"/><text:span text:style-name="T1">&lt;java jar="build/jar/HelloWorld.jar" fork="true"/&gt;</text:span></text:p>
      <text:p text:style-name="P3"><text:s text:c="4"/><text:span text:style-name="T1">&lt;/target&gt;</text:span></text:p>
      <text:p text:style-name="P7"/>
      <text:p text:style-name="P9">&lt;/project&gt;</text:p>
      <text:p text:style-name="P32">Now you can compile, package and run the application via</text:p>
      <text:p text:style-name="P17">ant compile</text:p>
      <text:p text:style-name="P4">ant jar</text:p>
      <text:p text:style-name="P11">ant run</text:p>
      <text:p text:style-name="P32">Or shorter with</text:p>
      <text:p text:style-name="P13">ant compile jar run</text:p>
      <text:p text:style-name="P32">While having a look at the buildfile, we will see some similar steps between Ant and the Java-only commands:</text:p>
      <table:table table:name="Table1" table:style-name="Table1">
        <table:table-column table:style-name="Table1.A"/>
        <table:table-column table:style-name="Table1.B"/>
        <table:table-row>
          <table:table-cell table:style-name="Table1.A1" office:value-type="string">
            <text:p text:style-name="P39">Java-only</text:p>
          </table:table-cell>
          <table:table-cell table:style-name="Table1.A1" office:value-type="string">
            <text:p text:style-name="P39">Ant</text:p>
          </table:table-cell>
        </table:table-row>
        <table:table-row>
          <table:table-cell table:style-name="Table1.A2" office:value-type="string">
            <text:p text:style-name="P19">md build\classes</text:p>
            <text:p text:style-name="P21">javac</text:p>
            <text:p text:style-name="P21"><text:s text:c="4"/>-sourcepath src</text:p>
            <text:p text:style-name="P21"><text:s text:c="4"/>-d build\classes</text:p>
            <text:p text:style-name="P21"><text:s text:c="4"/>src\oata\HelloWorld.java</text:p>
            <text:p text:style-name="P21"><text:soft-page-break/>echo Main-Class: oata.HelloWorld&gt;mf</text:p>
            <text:p text:style-name="P21">md build\jar</text:p>
            <text:p text:style-name="P21">jar cfm</text:p>
            <text:p text:style-name="P21"><text:s text:c="4"/>build\jar\HelloWorld.jar</text:p>
            <text:p text:style-name="P21"><text:s text:c="4"/>mf</text:p>
            <text:p text:style-name="P21"><text:s text:c="4"/>-C build\classes</text:p>
            <text:p text:style-name="P21"><text:s text:c="4"/>.</text:p>
            <text:p text:style-name="P24"/>
            <text:p text:style-name="P24"/>
            <text:p text:style-name="P24"/>
            <text:p text:style-name="P21">java -jar build\jar\HelloWorld.jar</text:p>
          </table:table-cell>
          <table:table-cell table:style-name="Table1.A2" office:value-type="string">
            <text:p text:style-name="P20">&lt;mkdir dir="build/classes"/&gt;</text:p>
            <text:p text:style-name="P23">&lt;javac</text:p>
            <text:p text:style-name="P23"><text:s text:c="4"/>srcdir="src"</text:p>
            <text:p text:style-name="P23"><text:s text:c="4"/>destdir="build/classes"/&gt;</text:p>
            <text:p text:style-name="P22"><text:span text:style-name="Emphasis"><text:span text:style-name="T5">&lt;!-- automatically detected --&gt;</text:span></text:span></text:p>
            <text:p text:style-name="P22"><text:soft-page-break/><text:span text:style-name="Emphasis"><text:span text:style-name="T5">&lt;!-- obsolete; done via manifest tag --&gt;</text:span></text:span></text:p>
            <text:p text:style-name="P23">&lt;mkdir dir="build/jar"/&gt;</text:p>
            <text:p text:style-name="P23">&lt;jar</text:p>
            <text:p text:style-name="P23"><text:s text:c="4"/>destfile="build/jar/HelloWorld.jar"</text:p>
            <text:p text:style-name="P25"/>
            <text:p text:style-name="P23"><text:s text:c="4"/>basedir="build/classes"&gt;</text:p>
            <text:p text:style-name="P23"><text:s text:c="4"/>&lt;manifest&gt;</text:p>
            <text:p text:style-name="P23"><text:s text:c="8"/>&lt;attribute name="Main-Class" value="oata.HelloWorld"/&gt;</text:p>
            <text:p text:style-name="P23"><text:s text:c="4"/>&lt;/manifest&gt;</text:p>
            <text:p text:style-name="P23">&lt;/jar&gt;</text:p>
            <text:p text:style-name="P23">&lt;java jar="build/jar/HelloWorld.jar" fork="true"/&gt;</text:p>
          </table:table-cell>
        </table:table-row>
      </table:table>
      <text:h text:style-name="P37" text:outline-level="2"><text:bookmark text:name="enhance"/>Enhance the build file</text:h>
      <text:p text:style-name="P32">Now that we have a working buildfile, we could do some enhancements: many times you are referencing the same directories, main-class and jar-name are hardcoded, and while invoking you have to remember the right order of build steps.</text:p>
      <text:p text:style-name="P31"><text:span text:style-name="T21">The first and second point would be addressed with </text:span><text:span text:style-name="Emphasis"><text:span text:style-name="T21">properties</text:span></text:span><text:span text:style-name="T21">, the third with a special property—an attribute of the </text:span><text:span text:style-name="Source_20_Text"><text:span text:style-name="T21">&lt;project&gt;</text:span></text:span><text:span text:style-name="T21"> tag and the fourth problem can be solved using dependencies.</text:span></text:p>
      <text:p text:style-name="P15">&lt;project name="HelloWorld" basedir="." default="main"&gt;</text:p>
      <text:p text:style-name="P7"/>
      <text:p text:style-name="P3"><text:s text:c="4"/><text:span text:style-name="T1">&lt;property name="src.dir" <text:s text:c="4"/>value="src"/&gt;</text:span></text:p>
      <text:p text:style-name="P7"/>
      <text:p text:style-name="P3"><text:s text:c="4"/><text:span text:style-name="T1">&lt;property name="build.dir" <text:s text:c="2"/>value="build"/&gt;</text:span></text:p>
      <text:p text:style-name="P3"><text:s text:c="4"/><text:span text:style-name="T1">&lt;property name="classes.dir" value="${build.dir}/classes"/&gt;</text:span></text:p>
      <text:p text:style-name="P3"><text:s text:c="4"/><text:span text:style-name="T1">&lt;property name="jar.dir" <text:s text:c="4"/>value="${build.dir}/jar"/&gt;</text:span></text:p>
      <text:p text:style-name="P7"/>
      <text:p text:style-name="P3"><text:s text:c="4"/><text:span text:style-name="T1">&lt;property name="main-class" <text:s/>value="oata.HelloWorld"/&gt;</text:span></text:p>
      <text:p text:style-name="P7"/>
      <text:p text:style-name="P7"/>
      <text:p text:style-name="P7"/>
      <text:p text:style-name="P3"><text:s text:c="4"/><text:span text:style-name="T1">&lt;target name="clean"&gt;</text:span></text:p>
      <text:p text:style-name="P3"><text:s text:c="8"/><text:span text:style-name="T1">&lt;delete dir="${build.dir}"/&gt;</text:span></text:p>
      <text:p text:style-name="P3"><text:s text:c="4"/><text:span text:style-name="T1">&lt;/target&gt;</text:span></text:p>
      <text:p text:style-name="P7"/>
      <text:p text:style-name="P3"><text:s text:c="4"/><text:span text:style-name="T1">&lt;target name="compile"&gt;</text:span></text:p>
      <text:p text:style-name="P3"><text:s text:c="8"/><text:span text:style-name="T1">&lt;mkdir dir="${classes.dir}"/&gt;</text:span></text:p>
      <text:p text:style-name="P3"><text:s text:c="8"/><text:span text:style-name="T1">&lt;javac srcdir="${src.dir}" destdir="${classes.dir}"/&gt;</text:span></text:p>
      <text:p text:style-name="P3"><text:s text:c="4"/><text:span text:style-name="T1">&lt;/target&gt;</text:span></text:p>
      <text:p text:style-name="P7"/>
      <text:p text:style-name="P3"><text:s text:c="4"/><text:span text:style-name="T1">&lt;target name="jar" depends="compile"&gt;</text:span></text:p>
      <text:p text:style-name="P3"><text:s text:c="8"/><text:span text:style-name="T1">&lt;mkdir dir="${jar.dir}"/&gt;</text:span></text:p>
      <text:p text:style-name="P3"><text:s text:c="8"/><text:span text:style-name="T1">&lt;jar destfile="${jar.dir}/${ant.project.name}.jar" basedir="${classes.dir}"&gt;</text:span></text:p>
      <text:p text:style-name="P3"><text:s text:c="12"/><text:span text:style-name="T1">&lt;manifest&gt;</text:span></text:p>
      <text:p text:style-name="P3"><text:s text:c="16"/><text:span text:style-name="T1">&lt;attribute name="Main-Class" value="${main-class}"/&gt;</text:span></text:p>
      <text:p text:style-name="P3"><text:s text:c="12"/><text:span text:style-name="T1">&lt;/manifest&gt;</text:span></text:p>
      <text:p text:style-name="P3"><text:s text:c="8"/><text:span text:style-name="T1">&lt;/jar&gt;</text:span></text:p>
      <text:p text:style-name="P3"><text:s text:c="4"/><text:span text:style-name="T1">&lt;/target&gt;</text:span></text:p>
      <text:p text:style-name="P7"/>
      <text:p text:style-name="P3"><text:s text:c="4"/><text:span text:style-name="T1">&lt;target name="run" depends="jar"&gt;</text:span></text:p>
      <text:p text:style-name="P3"><text:s text:c="8"/><text:span text:style-name="T1">&lt;java jar="${jar.dir}/${ant.project.name}.jar" fork="true"/&gt;</text:span></text:p>
      <text:p text:style-name="P3"><text:s text:c="4"/><text:span text:style-name="T1">&lt;/target&gt;</text:span></text:p>
      <text:p text:style-name="P7"/>
      <text:p text:style-name="P3"><text:s text:c="4"/><text:span text:style-name="T1">&lt;target name="clean-build" depends="clean,jar"/&gt;</text:span></text:p>
      <text:p text:style-name="P7"/>
      <text:p text:style-name="P3"><text:s text:c="4"/><text:span text:style-name="T1">&lt;target name="main" depends="clean,run"/&gt;</text:span></text:p>
      <text:p text:style-name="P7"><text:soft-page-break/></text:p>
      <text:p text:style-name="P9">&lt;/project&gt;</text:p>
      <text:p text:style-name="P31"><text:span text:style-name="T21">Now it's easier, just do a </text:span><text:span text:style-name="User_20_Entry"><text:span text:style-name="T27">ant</text:span></text:span><text:span text:style-name="T21"> and you will get</text:span></text:p>
      <text:p text:style-name="P18">Buildfile: build.xml</text:p>
      <text:p text:style-name="P8"/>
      <text:p text:style-name="P5">clean:</text:p>
      <text:p text:style-name="P8"/>
      <text:p text:style-name="P5">compile:</text:p>
      <text:p text:style-name="P6"><text:s text:c="4"/><text:span text:style-name="T1">[mkdir] Created dir: C:\...\build\classes</text:span></text:p>
      <text:p text:style-name="P6"><text:s text:c="4"/><text:span text:style-name="T1">[javac] Compiling 1 source file to C:\...\build\classes</text:span></text:p>
      <text:p text:style-name="P8"/>
      <text:p text:style-name="P5">jar:</text:p>
      <text:p text:style-name="P6"><text:s text:c="4"/><text:span text:style-name="T1">[mkdir] Created dir: C:\...\build\jar</text:span></text:p>
      <text:p text:style-name="P6"><text:s text:c="6"/><text:span text:style-name="T1">[jar] Building jar: C:\...\build\jar\HelloWorld.jar</text:span></text:p>
      <text:p text:style-name="P8"/>
      <text:p text:style-name="P5">run:</text:p>
      <text:p text:style-name="P6"><text:s text:c="5"/><text:span text:style-name="T1">[java] Hello World</text:span></text:p>
      <text:p text:style-name="P8"/>
      <text:p text:style-name="P5">main:</text:p>
      <text:p text:style-name="P8"/>
      <text:p text:style-name="P12">BUILD SUCCESSFUL</text:p>
      <text:h text:style-name="P37" text:outline-level="2"><text:bookmark text:name="ext-libs"/>Using external libraries</text:h>
      <text:p text:style-name="P31"><text:span text:style-name="T21">Somebody told us not to use </text:span><text:span text:style-name="Source_20_Text"><text:span text:style-name="T21">System</text:span></text:span><text:span text:style-name="T21">-statements. For output, we should use a Logging API—customizable to a high degree (including switching off during usual life (= not development) execution). We use Log4J for that, because</text:span></text:p>
      <text:list xml:id="list2306773684" text:style-name="L2">
        <text:list-item>
          <text:p text:style-name="P36">it is not part of the JDK (1.4+) and we want to show how to use external libs</text:p>
        </text:list-item>
        <text:list-item>
          <text:p text:style-name="P36">it can run under JDK 1.2 (as Ant)</text:p>
        </text:list-item>
        <text:list-item>
          <text:p text:style-name="P36">it's highly configurable</text:p>
        </text:list-item>
        <text:list-item>
          <text:p text:style-name="P30">it's from Apache ;-)</text:p>
        </text:list-item>
      </text:list>
      <text:p text:style-name="P31"><text:span text:style-name="T21">We store our external libraries in a new directory </text:span><text:span text:style-name="Example"><text:span text:style-name="T21">lib</text:span></text:span><text:span text:style-name="T21">. Log4J can be </text:span><text:a xlink:type="simple" xlink:href="https://archive.apache.org/dist/logging/log4j/1.2.17/log4j-1.2.17.zip" office:target-frame-name="_top" xlink:show="replace" text:style-name="Internet_20_link" text:visited-style-name="Visited_20_Internet_20_Link">downloaded [1]</text:a><text:span text:style-name="T21"> from Logging's Homepage. Create the </text:span><text:span text:style-name="Example"><text:span text:style-name="T21">lib</text:span></text:span><text:span text:style-name="T21"> directory and extract the </text:span><text:span text:style-name="Example"><text:span text:style-name="T21">log4j-1.2.17.jar</text:span></text:span><text:span text:style-name="T21"> into that directory. After that we have to modify our Java source file to use that library and our buildfile so that this library could be accessed during compilation and run.</text:span></text:p>
      <text:p text:style-name="P31"><text:span text:style-name="T21">Working with Log4J is documented inside its manual. Here we use the </text:span><text:span text:style-name="Example"><text:span text:style-name="T21">MyApp</text:span></text:span><text:span text:style-name="T21">-example from the </text:span><text:a xlink:type="simple" xlink:href="https://logging.apache.org/log4j/1.2/manual.html" office:target-frame-name="_top" xlink:show="replace" text:style-name="Internet_20_link" text:visited-style-name="Visited_20_Internet_20_Link">Short Manual [2]</text:a><text:span text:style-name="T21">. First we have to modify the java source to use the logging framework:</text:span></text:p>
      <text:p text:style-name="P15">package oata;</text:p>
      <text:p text:style-name="P7"/>
      <text:p text:style-name="P2">import org.apache.log4j.Logger;</text:p>
      <text:p text:style-name="P2">import org.apache.log4j.BasicConfigurator;</text:p>
      <text:p text:style-name="P7"/>
      <text:p text:style-name="P1">public class HelloWorld {</text:p>
      <text:p text:style-name="P3"><text:s text:c="4"/><text:span text:style-name="T2">static Logger logger = Logger.getLogger(HelloWorld.class);</text:span></text:p>
      <text:p text:style-name="P7"/>
      <text:p text:style-name="P3"><text:s text:c="4"/><text:span text:style-name="T1">public static void main(String[] args) {</text:span></text:p>
      <text:p text:style-name="P3"><text:s text:c="8"/><text:span text:style-name="T2">BasicConfigurator.configure();</text:span></text:p>
      <text:p text:style-name="P3"><text:s text:c="8"/><text:span text:style-name="T29">logger.info("Hello World");</text:span><text:span text:style-name="T1"> <text:s text:c="9"/>// the old SysO-statement</text:span></text:p>
      <text:p text:style-name="P3"><text:s text:c="4"/><text:span text:style-name="T1">}</text:span></text:p>
      <text:p text:style-name="P9">}</text:p>
      <text:p text:style-name="P32"><text:soft-page-break/>Most of the modifications are "framework overhead" which has to be done once. The blue line is our "old System-out" statement.</text:p>
      <text:p text:style-name="P31"><text:span text:style-name="T21">Don't try to run </text:span><text:span text:style-name="User_20_Entry"><text:span text:style-name="T27">ant</text:span></text:span><text:span text:style-name="T21">—you will only get lot of compiler errors. Log4J is not on the classpath so we have to do a little work here. But do not change the </text:span><text:span text:style-name="Source_20_Text"><text:span text:style-name="T21">CLASSPATH</text:span></text:span><text:span text:style-name="T21"> environment variable! This is only for this project and maybe you would break other environments (this is one of the most famous mistakes when working with Ant). We introduce Log4J (or to be more precise: all libraries (jar-files) which are somewhere under </text:span><text:span text:style-name="Example"><text:span text:style-name="T21">.\lib</text:span></text:span><text:span text:style-name="T21">) into our buildfile:</text:span></text:p>
      <text:p text:style-name="P15">&lt;project name="HelloWorld" basedir="." default="main"&gt;</text:p>
      <text:p text:style-name="P3"><text:s text:c="4"/><text:span text:style-name="T1">...</text:span></text:p>
      <text:p text:style-name="P3"><text:s text:c="4"/><text:span text:style-name="T2">&lt;property name="lib.dir" <text:s text:c="4"/>value="lib"/&gt;</text:span></text:p>
      <text:p text:style-name="P7"/>
      <text:p text:style-name="P3"><text:s text:c="4"/><text:span text:style-name="T2">&lt;path id="classpath"&gt;</text:span></text:p>
      <text:p text:style-name="P3"><text:s text:c="8"/><text:span text:style-name="T2">&lt;fileset dir="${lib.dir}" includes="**/*.jar"/&gt;</text:span></text:p>
      <text:p text:style-name="P3"><text:s text:c="4"/><text:span text:style-name="T2">&lt;/path&gt;</text:span></text:p>
      <text:p text:style-name="P7"/>
      <text:p text:style-name="P3"><text:s text:c="4"/><text:span text:style-name="T1">...</text:span></text:p>
      <text:p text:style-name="P7"/>
      <text:p text:style-name="P3"><text:s text:c="4"/><text:span text:style-name="T1">&lt;target name="compile"&gt;</text:span></text:p>
      <text:p text:style-name="P3"><text:s text:c="8"/><text:span text:style-name="T1">&lt;mkdir dir="${classes.dir}"/&gt;</text:span></text:p>
      <text:p text:style-name="P3"><text:s text:c="8"/><text:span text:style-name="T1">&lt;javac srcdir="${src.dir}" destdir="${classes.dir}" </text:span><text:span text:style-name="T2">classpathref="classpath"</text:span><text:span text:style-name="T1">/&gt;</text:span></text:p>
      <text:p text:style-name="P3"><text:s text:c="4"/><text:span text:style-name="T1">&lt;/target&gt;</text:span></text:p>
      <text:p text:style-name="P7"/>
      <text:p text:style-name="P3"><text:s text:c="4"/><text:span text:style-name="T1">&lt;target name="run" depends="jar"&gt;</text:span></text:p>
      <text:p text:style-name="P3"><text:s text:c="8"/><text:span text:style-name="T1">&lt;java fork="true" </text:span><text:span text:style-name="T2">classname="${main-class}"</text:span><text:span text:style-name="T1">&gt;</text:span></text:p>
      <text:p text:style-name="P3"><text:s text:c="12"/><text:span text:style-name="T2">&lt;classpath&gt;</text:span></text:p>
      <text:p text:style-name="P3"><text:s text:c="16"/><text:span text:style-name="T2">&lt;path refid="classpath"/&gt;</text:span></text:p>
      <text:p text:style-name="P3"><text:s text:c="16"/><text:span text:style-name="T31">&lt;path location="${jar.dir}/${ant.project.name}.jar"/&gt;</text:span></text:p>
      <text:p text:style-name="P3"><text:s text:c="12"/><text:span text:style-name="T2">&lt;/classpath&gt;</text:span></text:p>
      <text:p text:style-name="P3"><text:s text:c="8"/><text:span text:style-name="T1">&lt;/java&gt;</text:span></text:p>
      <text:p text:style-name="P3"><text:s text:c="4"/><text:span text:style-name="T1">&lt;/target&gt;</text:span></text:p>
      <text:p text:style-name="P7"/>
      <text:p text:style-name="P3"><text:s text:c="4"/><text:span text:style-name="T1">...</text:span></text:p>
      <text:p text:style-name="P7"/>
      <text:p text:style-name="P9">&lt;/project&gt;</text:p>
      <text:p text:style-name="P31"><text:span text:style-name="T21">In this example we start our application not via its </text:span><text:span text:style-name="Source_20_Text"><text:span text:style-name="T21">Main-Class</text:span></text:span><text:span text:style-name="T21"> manifest-attribute, because we could not provide a jar-name </text:span><text:span text:style-name="Emphasis"><text:span text:style-name="T21">and</text:span></text:span><text:span text:style-name="T21"> a classpath. So add our class in the red line to the already defined path and start as usual. Running </text:span><text:span text:style-name="User_20_Entry"><text:span text:style-name="T27">ant</text:span></text:span><text:span text:style-name="T21"> would give (after the usual compile stuff):</text:span></text:p>
      <text:p text:style-name="P14">[java] 0 [main] INFO oata.HelloWorld <text:s/>- Hello World</text:p>
      <text:p text:style-name="P32">What's that?</text:p>
      <text:list xml:id="list3630015237" text:style-name="L3">
        <text:list-item>
          <text:p text:style-name="P34"><text:span text:style-name="Source_20_Text"><text:span text:style-name="T21">[java]</text:span></text:span><text:span text:style-name="T21"> Ant task running at the moment</text:span></text:p>
        </text:list-item>
        <text:list-item>
          <text:p text:style-name="P34"><text:span text:style-name="Source_20_Text"><text:span text:style-name="T21">0</text:span></text:span><text:span text:style-name="T21"> sorry, don't know—some Log4J stuff</text:span></text:p>
        </text:list-item>
        <text:list-item>
          <text:p text:style-name="P34"><text:span text:style-name="Source_20_Text"><text:span text:style-name="T21">[main]</text:span></text:span><text:span text:style-name="T21"> the running thread from our application</text:span></text:p>
        </text:list-item>
        <text:list-item>
          <text:p text:style-name="P34"><text:span text:style-name="Source_20_Text"><text:span text:style-name="T21">INFO</text:span></text:span><text:span text:style-name="T21"> log level of that statement</text:span></text:p>
        </text:list-item>
        <text:list-item>
          <text:p text:style-name="P34"><text:span text:style-name="Source_20_Text"><text:span text:style-name="T21">oata.HelloWorld</text:span></text:span><text:span text:style-name="T21"> source of that statement</text:span></text:p>
        </text:list-item>
        <text:list-item>
          <text:p text:style-name="P34"><text:span text:style-name="Source_20_Text"><text:span text:style-name="T21">-</text:span></text:span><text:span text:style-name="T21"> separator</text:span></text:p>
        </text:list-item>
        <text:list-item>
          <text:p text:style-name="P28"><text:span text:style-name="Source_20_Text"><text:span text:style-name="T21">Hello World</text:span></text:span><text:span text:style-name="T21"> the message</text:span></text:p>
        </text:list-item>
      </text:list>
      <text:p text:style-name="P32">For another layout ... have a look inside Log4J's documentation about using other PatternLayouts.</text:p>
      <text:h text:style-name="P37" text:outline-level="2"><text:bookmark text:name="config-files"/><text:soft-page-break/>Configuration files</text:h>
      <text:p text:style-name="P31"><text:span text:style-name="T21">Why we have used Log4J? "It's highly configurable"? No—all is hardcoded! But that is not the fault of Log4J—it's ours. We had coded </text:span><text:span text:style-name="Source_20_Text"><text:span text:style-name="T22">BasicConfigurator.configure();</text:span></text:span><text:span text:style-name="T21"> which implies a simple, but hardcoded configuration. More comfortable would be using a property file. In the Java source file, delete the </text:span><text:span text:style-name="Source_20_Text"><text:span text:style-name="T22">BasicConfiguration</text:span></text:span><text:span text:style-name="T21"> line from the </text:span><text:span text:style-name="Source_20_Text"><text:span text:style-name="T22">main()</text:span></text:span><text:span text:style-name="T21"> method (and the related </text:span><text:span text:style-name="Source_20_Text"><text:span text:style-name="T21">import</text:span></text:span><text:span text:style-name="T21"> statement). Log4J will search then for a configuration as described in its manual. Then create a new file </text:span><text:span text:style-name="Example"><text:span text:style-name="T21">src/log4j.properties</text:span></text:span><text:span text:style-name="T21">. That's the default name for Log4J's configuration and using that name would make life easier—not only the framework knows what is inside, you too!</text:span></text:p>
      <text:p text:style-name="P15">log4j.rootLogger=DEBUG, <text:span text:style-name="T28">stdout</text:span></text:p>
      <text:p text:style-name="P7"/>
      <text:p text:style-name="P1">log4j.appender.<text:span text:style-name="T28">stdout</text:span>=org.apache.log4j.ConsoleAppender</text:p>
      <text:p text:style-name="P7"/>
      <text:p text:style-name="P1">log4j.appender.<text:span text:style-name="T28">stdout</text:span>.layout=org.apache.log4j.PatternLayout</text:p>
      <text:p text:style-name="P9">log4j.appender.<text:span text:style-name="T28">stdout</text:span>.layout.ConversionPattern=<text:span text:style-name="T30">%m%n</text:span></text:p>
      <text:p text:style-name="P31"><text:span text:style-name="T21">This configuration creates an output channel (</text:span><text:span text:style-name="q"><text:span text:style-name="T21">Appender</text:span></text:span><text:span text:style-name="T21">) to console named as </text:span><text:span text:style-name="Source_20_Text"><text:span text:style-name="T21">stdout</text:span></text:span><text:span text:style-name="T21"> which prints the message (</text:span><text:span text:style-name="q"><text:span text:style-name="T21">%m</text:span></text:span><text:span text:style-name="T21">) followed by a line feed (</text:span><text:span text:style-name="q"><text:span text:style-name="T21">%n</text:span></text:span><text:span text:style-name="T21">)—same as the earlier </text:span><text:span text:style-name="Source_20_Text"><text:span text:style-name="T22">System.out.println()</text:span></text:span><text:span text:style-name="T21"> :-) Oooh kay—but we haven't finished yet. We should deliver the configuration file, too. So we change the buildfile:</text:span></text:p>
      <text:p text:style-name="P16"><text:s text:c="4"/><text:span text:style-name="T1">...</text:span></text:p>
      <text:p text:style-name="P3"><text:s text:c="4"/><text:span text:style-name="T1">&lt;target name="compile"&gt;</text:span></text:p>
      <text:p text:style-name="P3"><text:s text:c="8"/><text:span text:style-name="T1">&lt;mkdir dir="${classes.dir}"/&gt;</text:span></text:p>
      <text:p text:style-name="P3"><text:s text:c="8"/><text:span text:style-name="T1">&lt;javac srcdir="${src.dir}" destdir="${classes.dir}" classpathref="classpath"/&gt;</text:span></text:p>
      <text:p text:style-name="P3"><text:s text:c="8"/><text:span text:style-name="T2">&lt;copy todir="${classes.dir}"&gt;</text:span></text:p>
      <text:p text:style-name="P3"><text:s text:c="12"/><text:span text:style-name="T2">&lt;fileset dir="${src.dir}" excludes="**/*.java"/&gt;</text:span></text:p>
      <text:p text:style-name="P3"><text:s text:c="8"/><text:span text:style-name="T2">&lt;/copy&gt;</text:span></text:p>
      <text:p text:style-name="P3"><text:s text:c="4"/><text:span text:style-name="T1">&lt;/target&gt;</text:span></text:p>
      <text:p text:style-name="P10"><text:s text:c="4"/><text:span text:style-name="T1">...</text:span></text:p>
      <text:p text:style-name="P31"><text:span text:style-name="T21">This copies all resources (as long as they haven't the suffix </text:span><text:span text:style-name="Example"><text:span text:style-name="T21">.java</text:span></text:span><text:span text:style-name="T21">) to the build directory, so we could start the application from that directory and these files will included into the jar.</text:span></text:p>
      <text:h text:style-name="P37" text:outline-level="2"><text:bookmark text:name="junit"/>Testing the class</text:h>
      <text:p text:style-name="P31"><text:span text:style-name="T21">In this step we will introduce the usage of the JUnit [3] test framework in combination with Ant. Because Ant has a built-in JUnit 4.12 you could start directly using it. Write a test class in </text:span><text:span text:style-name="Example"><text:span text:style-name="T21">src\oata\HelloWorldTest.java</text:span></text:span><text:span text:style-name="T21">:</text:span></text:p>
      <text:p text:style-name="P15">package oata;</text:p>
      <text:p text:style-name="P7"/>
      <text:p text:style-name="P1">import org.junit.Test;</text:p>
      <text:p text:style-name="P7"/>
      <text:p text:style-name="P1">import static org.junit.Assert.fail;</text:p>
      <text:p text:style-name="P7"/>
      <text:p text:style-name="P1">public class HelloWorldTest {</text:p>
      <text:p text:style-name="P7"/>
      <text:p text:style-name="P3"><text:s text:c="4"/><text:span text:style-name="T1">@Test</text:span></text:p>
      <text:p text:style-name="P3"><text:s text:c="4"/><text:span text:style-name="T1">public void testNothing() {</text:span></text:p>
      <text:p text:style-name="P3"><text:s text:c="4"/><text:span text:style-name="T1">}</text:span></text:p>
      <text:p text:style-name="P7"/>
      <text:p text:style-name="P3"><text:s text:c="4"/><text:span text:style-name="T1">@Test</text:span></text:p>
      <text:p text:style-name="P3"><text:s text:c="4"/><text:span text:style-name="T1">public void testWillAlwaysFail() {</text:span></text:p>
      <text:p text:style-name="P3"><text:s text:c="8"/><text:span text:style-name="T1">fail("An error message");</text:span></text:p>
      <text:p text:style-name="P3"><text:s text:c="4"/><text:span text:style-name="T1">}</text:span></text:p>
      <text:p text:style-name="P7"><text:soft-page-break/></text:p>
      <text:p text:style-name="P9">}</text:p>
      <text:p text:style-name="P31"><text:span text:style-name="T21">Because we don't have real business logic to test, this test class is very small: just showing how to start. For further information see the JUnit documentation [3] and the manual of </text:span><text:a xlink:type="simple" xlink:href="https://ant.apache.org/manual/Tasks/junit.html" text:style-name="Internet_20_link" text:visited-style-name="Visited_20_Internet_20_Link">junit</text:a><text:span text:style-name="T21"> task. Now we add a </text:span><text:span text:style-name="Source_20_Text"><text:span text:style-name="T21">junit</text:span></text:span><text:span text:style-name="T21"> instruction to our buildfile:</text:span></text:p>
      <text:p text:style-name="P16"><text:s text:c="4"/><text:span text:style-name="T1">...</text:span></text:p>
      <text:p text:style-name="P7"/>
      <text:p text:style-name="P3"><text:s text:c="4"/><text:span text:style-name="T1">&lt;path </text:span><text:span text:style-name="T2">id="application"</text:span><text:span text:style-name="T1"> location="${jar.dir}/${ant.project.name}.jar"/&gt;</text:span></text:p>
      <text:p text:style-name="P7"/>
      <text:p text:style-name="P3"><text:s text:c="4"/><text:span text:style-name="T1">&lt;target name="run" depends="jar"&gt;</text:span></text:p>
      <text:p text:style-name="P3"><text:s text:c="8"/><text:span text:style-name="T1">&lt;java fork="true" classname="${main-class}"&gt;</text:span></text:p>
      <text:p text:style-name="P3"><text:s text:c="12"/><text:span text:style-name="T1">&lt;classpath&gt;</text:span></text:p>
      <text:p text:style-name="P3"><text:s text:c="16"/><text:span text:style-name="T1">&lt;path refid="classpath"/&gt;</text:span></text:p>
      <text:p text:style-name="P3"><text:s text:c="16"/><text:span text:style-name="T2">&lt;path refid="application"/&gt;</text:span></text:p>
      <text:p text:style-name="P3"><text:s text:c="12"/><text:span text:style-name="T1">&lt;/classpath&gt;</text:span></text:p>
      <text:p text:style-name="P3"><text:s text:c="8"/><text:span text:style-name="T1">&lt;/java&gt;</text:span></text:p>
      <text:p text:style-name="P3"><text:s text:c="4"/><text:span text:style-name="T1">&lt;/target&gt;</text:span></text:p>
      <text:p text:style-name="P7"/>
      <text:p text:style-name="P3"><text:s text:c="4"/><text:span text:style-name="T2">&lt;target name="junit" depends="jar"&gt;</text:span></text:p>
      <text:p text:style-name="P3"><text:s text:c="8"/><text:span text:style-name="T2">&lt;junit printsummary="yes"&gt;</text:span></text:p>
      <text:p text:style-name="P3"><text:s text:c="12"/><text:span text:style-name="T2">&lt;classpath&gt;</text:span></text:p>
      <text:p text:style-name="P3"><text:s text:c="16"/><text:span text:style-name="T2">&lt;path refid="classpath"/&gt;</text:span></text:p>
      <text:p text:style-name="P3"><text:s text:c="16"/><text:span text:style-name="T2">&lt;path refid="application"/&gt;</text:span></text:p>
      <text:p text:style-name="P3"><text:s text:c="12"/><text:span text:style-name="T2">&lt;/classpath&gt;</text:span></text:p>
      <text:p text:style-name="P7"/>
      <text:p text:style-name="P3"><text:s text:c="12"/><text:span text:style-name="T2">&lt;batchtest fork="yes"&gt;</text:span></text:p>
      <text:p text:style-name="P3"><text:s text:c="16"/><text:span text:style-name="T2">&lt;fileset dir="${src.dir}" includes="**/*Test.java"/&gt;</text:span></text:p>
      <text:p text:style-name="P3"><text:s text:c="12"/><text:span text:style-name="T2">&lt;/batchtest&gt;</text:span></text:p>
      <text:p text:style-name="P3"><text:s text:c="8"/><text:span text:style-name="T2">&lt;/junit&gt;</text:span></text:p>
      <text:p text:style-name="P3"><text:s text:c="4"/><text:span text:style-name="T2">&lt;/target&gt;</text:span></text:p>
      <text:p text:style-name="P7"/>
      <text:p text:style-name="P10"><text:s text:c="4"/><text:span text:style-name="T1">...</text:span></text:p>
      <text:p text:style-name="P31"><text:span text:style-name="T21">We reuse the path to our own jar file as defined in </text:span><text:span text:style-name="q"><text:span text:style-name="T21">run</text:span></text:span><text:span text:style-name="T21">-target by giving it an </text:span><text:span text:style-name="Variable"><text:span text:style-name="T21">id</text:span></text:span><text:span text:style-name="T21"> and making it globally available. The </text:span><text:span text:style-name="Variable"><text:span text:style-name="T21">printsummary</text:span></text:span><text:span text:style-name="T21">=</text:span><text:span text:style-name="q"><text:span text:style-name="T21">yes</text:span></text:span><text:span text:style-name="T21"> lets us see more detailed information than just a "FAILED" or "PASSED" message. How much tests failed? Some errors? </text:span><text:span text:style-name="Variable"><text:span text:style-name="T21">printsummary</text:span></text:span><text:span text:style-name="T21"> lets us know. The classpath is set up to find our classes. To run tests the </text:span><text:span text:style-name="Source_20_Text"><text:span text:style-name="T21">batchtest</text:span></text:span><text:span text:style-name="T21"> here is used, so you could easily add more test classes in the future just by naming them </text:span><text:span text:style-name="Source_20_Text"><text:span text:style-name="T21">*Test.java</text:span></text:span><text:span text:style-name="T21">. This is a common naming scheme.</text:span></text:p>
      <text:p text:style-name="P31"><text:span text:style-name="T21">After a </text:span><text:span text:style-name="User_20_Entry"><text:span text:style-name="T27">ant junit</text:span></text:span><text:span text:style-name="T21"> you'll get:</text:span></text:p>
      <text:p text:style-name="P18">...</text:p>
      <text:p text:style-name="P5">junit:</text:p>
      <text:p text:style-name="P6"><text:s text:c="4"/><text:span text:style-name="T1">[junit] Running oata.HelloWorldTest</text:span></text:p>
      <text:p text:style-name="P6"><text:s text:c="4"/><text:span text:style-name="T1">[junit] Tests run: 2, Failures: 1, Errors: 0, Skipped: 0, Time elapsed: 0,01 sec</text:span></text:p>
      <text:p text:style-name="P6"><text:s text:c="4"/><text:span text:style-name="T1">[junit] Test oata.HelloWorldTest FAILED</text:span></text:p>
      <text:p text:style-name="P8"/>
      <text:p text:style-name="P5">BUILD SUCCESSFUL</text:p>
      <text:p text:style-name="P12">...</text:p>
      <text:p text:style-name="P31"><text:span text:style-name="T21">We can also produce a report. Something that you (and others) could read after closing the shell ... There are two steps: 1. let </text:span><text:span text:style-name="Source_20_Text"><text:span text:style-name="T21">&lt;junit&gt;</text:span></text:span><text:span text:style-name="T21"> log the information and 2. convert these log files to something readable (browsable).</text:span></text:p>
      <text:p text:style-name="P16"><text:soft-page-break/><text:s text:c="4"/><text:span text:style-name="T1">...</text:span></text:p>
      <text:p text:style-name="P3"><text:s text:c="4"/><text:span text:style-name="T2">&lt;property name="report.dir" <text:s/>value="${build.dir}/junitreport"/&gt;</text:span></text:p>
      <text:p text:style-name="P3"><text:s text:c="4"/><text:span text:style-name="T1">...</text:span></text:p>
      <text:p text:style-name="P3"><text:s text:c="4"/><text:span text:style-name="T1">&lt;target name="junit" depends="jar"&gt;</text:span></text:p>
      <text:p text:style-name="P3"><text:s text:c="8"/><text:span text:style-name="T2">&lt;mkdir dir="${report.dir}"/&gt;</text:span></text:p>
      <text:p text:style-name="P3"><text:s text:c="8"/><text:span text:style-name="T1">&lt;junit printsummary="yes"&gt;</text:span></text:p>
      <text:p text:style-name="P3"><text:s text:c="12"/><text:span text:style-name="T1">&lt;classpath&gt;</text:span></text:p>
      <text:p text:style-name="P3"><text:s text:c="16"/><text:span text:style-name="T1">&lt;path refid="classpath"/&gt;</text:span></text:p>
      <text:p text:style-name="P3"><text:s text:c="16"/><text:span text:style-name="T1">&lt;path refid="application"/&gt;</text:span></text:p>
      <text:p text:style-name="P3"><text:s text:c="12"/><text:span text:style-name="T1">&lt;/classpath&gt;</text:span></text:p>
      <text:p text:style-name="P7"/>
      <text:p text:style-name="P3"><text:s text:c="12"/><text:span text:style-name="T2">&lt;formatter type="xml"/&gt;</text:span></text:p>
      <text:p text:style-name="P7"/>
      <text:p text:style-name="P3"><text:s text:c="12"/><text:span text:style-name="T1">&lt;batchtest fork="yes" </text:span><text:span text:style-name="T2">todir="${report.dir}"</text:span><text:span text:style-name="T1">&gt;</text:span></text:p>
      <text:p text:style-name="P3"><text:s text:c="16"/><text:span text:style-name="T1">&lt;fileset dir="${src.dir}" includes="**/*Test.java"/&gt;</text:span></text:p>
      <text:p text:style-name="P3"><text:s text:c="12"/><text:span text:style-name="T1">&lt;/batchtest&gt;</text:span></text:p>
      <text:p text:style-name="P3"><text:s text:c="8"/><text:span text:style-name="T1">&lt;/junit&gt;</text:span></text:p>
      <text:p text:style-name="P3"><text:s text:c="4"/><text:span text:style-name="T1">&lt;/target&gt;</text:span></text:p>
      <text:p text:style-name="P7"/>
      <text:p text:style-name="P3"><text:s text:c="4"/><text:span text:style-name="T2">&lt;target name="junitreport"&gt;</text:span></text:p>
      <text:p text:style-name="P3"><text:s text:c="8"/><text:span text:style-name="T2">&lt;junitreport todir="${report.dir}"&gt;</text:span></text:p>
      <text:p text:style-name="P3"><text:s text:c="12"/><text:span text:style-name="T2">&lt;fileset dir="${report.dir}" includes="TEST-*.xml"/&gt;</text:span></text:p>
      <text:p text:style-name="P3"><text:s text:c="12"/><text:span text:style-name="T2">&lt;report todir="${report.dir}"/&gt;</text:span></text:p>
      <text:p text:style-name="P3"><text:s text:c="8"/><text:span text:style-name="T2">&lt;/junitreport&gt;</text:span></text:p>
      <text:p text:style-name="P10"><text:s text:c="4"/><text:span text:style-name="T2">&lt;/target&gt;</text:span></text:p>
      <text:p text:style-name="P31"><text:span text:style-name="T21">Because we would produce a lot of files and these files would be written to the current directory by default, we define a report directory, create it before running the </text:span><text:span text:style-name="q"><text:span text:style-name="T21">junit</text:span></text:span><text:span text:style-name="T21"> and redirect the logging to it. The log format is XML so </text:span><text:span text:style-name="q"><text:span text:style-name="T21">junitreport</text:span></text:span><text:span text:style-name="T21"> could parse it. In a second target </text:span><text:span text:style-name="q"><text:span text:style-name="T21">junitreport</text:span></text:span><text:span text:style-name="T21"> should create a browsable HTML report for all generated XML log files in the report directory. Now you can open the </text:span><text:span text:style-name="Example"><text:span text:style-name="T21">${report.dir}\index.html</text:span></text:span><text:span text:style-name="T21"> and see the result (looks something like JavaDoc).<text:line-break/>Personally I use two different targets for </text:span><text:span text:style-name="Source_20_Text"><text:span text:style-name="T21">&lt;junit&gt;</text:span></text:span><text:span text:style-name="T21"> and </text:span><text:span text:style-name="Source_20_Text"><text:span text:style-name="T21">&lt;junitreport&gt;</text:span></text:span><text:span text:style-name="T21">. Generating the HTML report needs some time and you don't need the HTML report just for testing, e.g. if you are fixing an error or a integration server is doing a job.</text:span></text:p>
      <text:h text:style-name="P37" text:outline-level="2"><text:bookmark text:name="resources"/>Resources</text:h>
      <text:list xml:id="list3494493000" text:style-name="L4">
        <text:list-item>
          <text:p text:style-name="P35"><text:a xlink:type="simple" xlink:href="https://archive.apache.org/dist/logging/log4j/1.2.17/log4j-1.2.17.zip" office:target-frame-name="_top" xlink:show="replace" text:style-name="Internet_20_link" text:visited-style-name="Visited_20_Internet_20_Link"><text:span text:style-name="T21">https://archive.apache.org/dist/logging/log4j/1.2.17/log4j-1.2.17.zip</text:span></text:a></text:p>
        </text:list-item>
        <text:list-item>
          <text:p text:style-name="P35"><text:a xlink:type="simple" xlink:href="https://logging.apache.org/log4j/1.2/manual.html" office:target-frame-name="_top" xlink:show="replace" text:style-name="Internet_20_link" text:visited-style-name="Visited_20_Internet_20_Link"><text:span text:style-name="T21">https://logging.apache.org/log4j/1.2/manual.html</text:span></text:a></text:p>
        </text:list-item>
        <text:list-item>
          <text:p text:style-name="P29"><text:a xlink:type="simple" xlink:href="https://junit.org/junit4" office:target-frame-name="_top" xlink:show="replace" text:style-name="Internet_20_link" text:visited-style-name="Visited_20_Internet_20_Link"><text:span text:style-name="T21">https://junit.org/junit4</text:span></text:a></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Console" svg:font-family="'Lucida Console', Monaco, monospace"/>
    <style:font-face style:name="Palatino Linotype" svg:font-family="'Palatino Linotype', Palatino, Georgia, 'Century Schoolbook', serif"/>
    <style:font-face style:name="Verdana" svg:font-family="Verdan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q"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6:23:57.587625592</meta:creation-date>
    <dc:date>2020-01-16T16:34:13.967404660</dc:date>
    <meta:editing-duration>PT6S</meta:editing-duration>
    <meta:editing-cycles>1</meta:editing-cycles>
    <meta:generator>LibreOffice/6.0.7.3$Linux_X86_64 LibreOffice_project/00m0$Build-3</meta:generator>
    <meta:document-statistic meta:table-count="1" meta:image-count="0" meta:object-count="0" meta:page-count="8" meta:paragraph-count="277" meta:word-count="1847" meta:character-count="14465" meta:non-whitespace-character-count="11841"/>
  </office:meta>
</office:document-meta>
</file>